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text-properties fo:color="#000000" fo:font-weight="normal" style:font-weight-asian="normal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6" style:family="paragraph" style:parent-style-name="Standard">
      <style:text-properties style:font-name="Courier New" fo:font-size="9pt" style:font-name-asian="Courier New1" style:font-size-asian="9pt" style:font-name-complex="Courier New1" style:font-size-complex="9pt"/>
    </style:style>
    <style:style style:name="P7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fo:font-size="9pt" style:font-name-asian="Courier New1" style:font-size-asian="9pt" style:font-name-complex="Courier New1" style:font-size-complex="9pt"/>
    </style:style>
    <style:style style:name="P8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style:font-name-asian="Courier New1" style:font-name-complex="Courier New1"/>
    </style:style>
    <style:style style:name="P9" style:family="paragraph" style:parent-style-name="Standard">
      <style:text-properties style:font-name="Open Sans" fo:font-size="9pt" style:font-name-asian="Open Sans1" style:font-size-asian="9pt" style:font-name-complex="Open Sans1" style:font-size-complex="9pt"/>
    </style:style>
    <style:style style:name="P10" style:family="paragraph" style:parent-style-name="Standard">
      <style:text-properties style:font-name="Open Sans" style:font-name-asian="Open Sans1" style:font-name-complex="Open Sans1"/>
    </style:style>
    <style:style style:name="P11" style:family="paragraph" style:parent-style-name="Standard">
      <loext:graphic-properties draw:fill="solid" draw:fill-color="#fffffe"/>
      <style:paragraph-properties fo:line-height="133%" fo:background-color="#fffff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style:font-name="Arial" fo:font-weight="bold" style:font-name-asian="Arial1" style:font-weight-asian="bold" style:font-name-complex="Arial1" fo:background-color="#ffffff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fo:font-weight="bold" style:font-weight-asian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style:font-name="Open Sans" fo:font-weight="bold" style:font-name-asian="Open Sans1" style:font-weight-asian="bold" style:font-name-complex="Open Sans1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fo:font-size="9pt" style:font-name-asian="Open Sans1" style:font-size-asian="9pt" style:font-name-complex="Open Sans1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ourier New" style:font-name-asian="Courier New1" style:font-name-complex="Courier New1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6" style:family="text">
      <style:text-properties fo:color="#000080" fo:font-weight="bold" style:font-weight-asian="bold"/>
    </style:style>
    <style:style style:name="T7" style:family="text">
      <style:text-properties fo:color="#000080" style:font-name="Open Sans" fo:font-weight="bold" style:font-name-asian="Open Sans1" style:font-weight-asian="bold" style:font-name-complex="Open Sans1"/>
    </style:style>
    <style:style style:name="T8" style:family="text">
      <style:text-properties fo:color="#000080" style:font-name="Arial" fo:font-weight="bold" style:font-name-asian="Arial1" style:font-weight-asian="bold" style:font-name-complex="Arial1" fo:background-color="#ffffff"/>
    </style:style>
    <style:style style:name="T9" style:family="text">
      <style:text-properties fo:color="#000080"/>
    </style:style>
    <style:style style:name="T10" style:family="text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1" style:family="text">
      <style:text-properties fo:font-variant="normal" fo:text-transform="none" fo:color="#000000" style:font-name="Open Sans" fo:font-size="9pt" fo:font-style="normal" fo:font-weight="bold" style:font-name-asian="Open Sans1" style:font-size-asian="9pt" style:font-style-asian="normal" style:font-weight-asian="bold" style:font-name-complex="Open Sans1" style:font-size-complex="9pt"/>
    </style:style>
    <style:style style:name="T12" style:family="text"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T13" style:family="text">
      <style:text-properties fo:font-variant="normal" fo:text-transform="none" fo:color="#50505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4" style:family="text">
      <style:text-properties style:font-name="Courier New" style:font-name-asian="Courier New1" style:font-name-complex="Courier New1"/>
    </style:style>
    <style:style style:name="T15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6" style:family="text">
      <style:text-properties style:font-name="Open Sans" fo:font-size="9pt" style:font-name-asian="Open Sans1" style:font-size-asian="9pt" style:font-name-complex="Open Sans1" style:font-size-complex="9pt"/>
    </style:style>
    <style:style style:name="T17" style:family="text">
      <style:text-properties style:font-name="Open Sans" style:font-name-asian="Open Sans1" style:font-name-complex="Open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Stellar</text:span><text:span text:style-name="T2"> </text:span><text:span text:style-name="T3">API</text:span><text:span text:style-name="T2"> </text:span></text:p>
      <text:p text:style-name="P2"/>
      <text:p text:style-name="Standard"><text:span text:style-name="T2">1.</text:span><text:span text:style-name="T1">generateAddress</text:span></text:p>
      <text:p text:style-name="P4"/>
      <text:p text:style-name="Standard"><text:span text:style-name="T3">Method</text:span><text:span text:style-name="T2"> – get</text:span></text:p>
      <text:p text:style-name="P1"/>
      <text:p text:style-name="Standard"><text:span text:style-name="T3">Route</text:span><text:span text:style-name="T2"> – </text:span><text:span text:style-name="T6">http://172.16.21.21:3020/xlm/generateAddress/</text:span></text:p>
      <text:p text:style-name="P5"/>
      <text:p text:style-name="Standard"><text:span text:style-name="T3">Response</text:span><text:span text:style-name="T10"> - </text:span><text:span text:style-name="T14">{</text:span></text:p>
      <text:p text:style-name="Standard"><text:span text:style-name="T14"><text:s text:c="2"/>"code": 200,</text:span></text:p>
      <text:p text:style-name="Standard"><text:span text:style-name="T14"><text:s text:c="2"/>"data": [</text:span></text:p>
      <text:p text:style-name="Standard"><text:span text:style-name="T14"><text:s text:c="4"/>{</text:span></text:p>
      <text:p text:style-name="Standard"><text:span text:style-name="T14"><text:s text:c="6"/>"publicKey": "GBRPIWP5ZQ27ONWZVJ4N52JWEKUDZXUEOMLSHWBL2LP5D2MOI7ZMRG2H",</text:span></text:p>
      <text:p text:style-name="Standard"><text:span text:style-name="T14"><text:s text:c="6"/>"secretKey": "SCEOLBRB2ZMUVGJ5LCFHD6GVVCK4P3CWE35FH3GR4CEIE7V6YQRFDVCY"</text:span></text:p>
      <text:p text:style-name="Standard"><text:span text:style-name="T14"><text:s text:c="4"/>}</text:span></text:p>
      <text:p text:style-name="Standard"><text:span text:style-name="T14"><text:s text:c="2"/>]</text:span></text:p>
      <text:p text:style-name="Standard"><text:span text:style-name="T14">}</text:span></text:p>
      <text:p text:style-name="P6"/>
      <text:p text:style-name="P9"/>
      <text:p text:style-name="P5"/>
      <text:p text:style-name="P5"><text:soft-page-break/></text:p>
      <text:p text:style-name="Standard"><text:span text:style-name="T4">2. </text:span><text:span text:style-name="T1">getbalance</text:span></text:p>
      <text:p text:style-name="P3"/>
      <text:p text:style-name="Standard"><text:span text:style-name="T3">Method</text:span><text:span text:style-name="T4"> –</text:span> GET</text:p>
      <text:p text:style-name="P3"/>
      <text:p text:style-name="Standard"><text:span text:style-name="T3">Route</text:span><text:span text:style-name="T4">- </text:span><text:span text:style-name="T7">http://172.16.21.21:3020/xlm/getBalance/GBRPIWP5ZQ27ONWZVJ4N52JWEKUDZXUEOMLSHWBL2LP5D2MOI7ZMRG2H</text:span></text:p>
      <text:p text:style-name="P5"/>
      <text:p text:style-name="Standard"><text:span text:style-name="T11">Request</text:span><text:span text:style-name="T10">-</text:span></text:p>
      <text:p text:style-name="Standard"><text:span text:style-name="T10"><text:s/></text:span></text:p>
      <text:p text:style-name="Standard"><text:span text:style-name="T3">Response</text:span><text:span text:style-name="T2">- <text:s/></text:span>{</text:p>
      <text:p text:style-name="Standard"><text:s text:c="2"/>"code": 200,</text:p>
      <text:p text:style-name="Standard"><text:s text:c="2"/>"balance": 0</text:p>
      <text:p text:style-name="Standard">}</text:p>
      <text:p text:style-name="Standard"/>
      <text:p text:style-name="P1"/>
      <text:p text:style-name="Standard"><text:span text:style-name="T2">//////////////////////////////////////////////////</text:span></text:p>
      <text:p text:style-name="P1"/>
      <text:p text:style-name="P12"><text:span text:style-name="T10">3.</text:span><text:span text:style-name="T1">depositHistory</text:span></text:p>
      <text:p text:style-name="P13"/>
      <text:p text:style-name="Standard"><text:span text:style-name="T1">Method</text:span> – GET</text:p>
      <text:p text:style-name="P14"/>
      <text:p text:style-name="P12"><text:soft-page-break/><text:span text:style-name="T3">Route</text:span><text:span text:style-name="T10"> - </text:span><text:span text:style-name="T8">http://172.16.21.21:3020/xlm/get_transaction/4baa6c8130160781e24b947399eeb2c3d121df9e3f368d71eb082b9add0e2444</text:span></text:p>
      <text:p text:style-name="P16"/>
      <text:p text:style-name="Standard"><text:span text:style-name="T15">Request</text:span><text:span text:style-name="T16">- </text:span><text:span text:style-name="T17">{</text:span></text:p>
      <text:p text:style-name="Standard"><text:span text:style-name="T17">"address":"GBIAQDC3GSJN552IJVCGBDAGIKIAWWECX2XCIR3DPINXEVAH2J2QLMQC"</text:span></text:p>
      <text:p text:style-name="Standard"><text:span text:style-name="T17">}</text:span></text:p>
      <text:p text:style-name="P10"/>
      <text:p text:style-name="P15"/>
      <text:p text:style-name="P12"><text:span text:style-name="T11">Re</text:span><text:span text:style-name="T15">sponse</text:span><text:span text:style-name="T10">- </text:span><text:span text:style-name="T17">{</text:span></text:p>
      <text:p text:style-name="P12"><text:span text:style-name="T17"><text:s text:c="2"/>"code": 200,</text:span></text:p>
      <text:p text:style-name="P12"><text:span text:style-name="T17"><text:s text:c="2"/>"data": [</text:span></text:p>
      <text:p text:style-name="P12"><text:span text:style-name="T17"><text:s text:c="4"/>{</text:span></text:p>
      <text:p text:style-name="P12"><text:span text:style-name="T17"><text:s text:c="6"/>"hash": "4baa6c8130160781e24b947399eeb2c3d121df9e3f368d71eb082b9add0e2444",</text:span></text:p>
      <text:p text:style-name="P12"><text:span text:style-name="T17"><text:s text:c="6"/>"created_at": "2019-11-12T04:43:01Z",</text:span></text:p>
      <text:p text:style-name="P12"><text:span text:style-name="T17"><text:s text:c="6"/>"source_account": "GDX6YSOLAHNYEMR76XEU2RWVHWNPPKEJ5ULGRIZ4WUH5W5FKIQUZ26UH",</text:span></text:p>
      <text:p text:style-name="P12"><text:span text:style-name="T17"><text:s text:c="6"/>"fee": 100,</text:span></text:p>
      <text:p text:style-name="P12"><text:span text:style-name="T17"><text:s text:c="6"/>"source_account_sequence": "63531156242513"</text:span></text:p>
      <text:p text:style-name="P12"><text:span text:style-name="T17"><text:s text:c="4"/>}</text:span></text:p>
      <text:p text:style-name="P12"><text:span text:style-name="T17"><text:s text:c="2"/>]</text:span></text:p>
      <text:p text:style-name="P12"><text:span text:style-name="T17">}</text:span></text:p>
      <text:p text:style-name="P19"/>
      <text:p text:style-name="P7"/>
      <text:p text:style-name="P19"><text:soft-page-break/></text:p>
      <text:p text:style-name="P14"/>
      <text:p text:style-name="P14"/>
      <text:p text:style-name="P14"/>
      <text:p text:style-name="P12"><text:span text:style-name="T10">4. </text:span><text:span text:style-name="T3">faucet</text:span></text:p>
      <text:p text:style-name="P17"/>
      <text:p text:style-name="Standard"/>
      <text:p text:style-name="Standard"><text:span text:style-name="T1">Route</text:span> <text:span text:style-name="T16">- </text:span><text:span text:style-name="T7">http://172.16.21.21:3020/xlm/faucet/GBIAQDC3GSJN552IJVCGBDAGIKIAWWECX2XCIR3DPINXEVAH2J2QLMQC</text:span></text:p>
      <text:p text:style-name="P12"><text:span text:style-name="T3">Method</text:span><text:span text:style-name="T2"> –</text:span><text:span text:style-name="T10"> </text:span><text:span text:style-name="T16">GET</text:span></text:p>
      <text:p text:style-name="P14"/>
      <text:p text:style-name="Standard"><text:span text:style-name="T3">Request</text:span>-</text:p>
      <text:p text:style-name="P1"/>
      <text:p text:style-name="P12"><text:span text:style-name="T3">Response</text:span><text:span text:style-name="T10"> - </text:span></text:p>
      <text:p text:style-name="P11"><text:span text:style-name="T14">{</text:span></text:p>
      <text:p text:style-name="P11"><text:span text:style-name="T14"><text:s text:c="2"/>"responseCode": 200,</text:span></text:p>
      <text:p text:style-name="P11"><text:span text:style-name="T14"><text:s text:c="2"/>"responseMessage": {</text:span></text:p>
      <text:p text:style-name="P11"><text:span text:style-name="T14"><text:s text:c="4"/>"_links": {</text:span></text:p>
      <text:p text:style-name="P11"><text:span text:style-name="T14"><text:s text:c="6"/>"transaction": {</text:span></text:p>
      <text:p text:style-name="P11"><text:span text:style-name="T14"><text:s text:c="8"/>"href": "https://horizon-testnet.stellar.org/transactions/4baa6c8130160781e24b947399eeb2c3d121df9e3f368d71eb082b9add0e2444"</text:span></text:p>
      <text:p text:style-name="P11"><text:span text:style-name="T14"><text:s text:c="6"/>}</text:span></text:p>
      <text:p text:style-name="P11"><text:span text:style-name="T14"><text:s text:c="4"/>},</text:span></text:p>
      <text:p text:style-name="P11"><text:soft-page-break/><text:span text:style-name="T14"><text:s text:c="4"/>"hash": "4baa6c8130160781e24b947399eeb2c3d121df9e3f368d71eb082b9add0e2444",</text:span></text:p>
      <text:p text:style-name="P11"><text:span text:style-name="T14"><text:s text:c="4"/>"ledger": 202700,</text:span></text:p>
      <text:p text:style-name="P11"><text:span text:style-name="T14"><text:s text:c="4"/>"envelope_xdr": "AAAAAO/sScsB24IyP/XJTUbVPZr3qIntFmijPLUP23SqRCmdAAGGoAAAOcgAAABRAAAAAQAAAAAAAAAAAAAAAAAAAAAAAAAAAAAAAQAAAAEAAAAAEH3Rayw4M0iCLoEe96rPFNGYim8AVHJU0z4ebYZW4JwAAAAAAAAAAFAIDFs0kt73SE1EYIwGQpALWIK+riRHY3obclQH0nUFAAAAF0h26AAAAAAAAAAAAqpEKZ0AAABAUckeeHqCjcJ6EDa+7cO5tpVopj61ccYKCB7jf71Xs1ktV5iUW/cGBL0NkTw5T61if5Mwje/5J0xvZKIhX+OjCYZW4JwAAABAzuqIfX7fxqkdDXUqNsHae/PmyiGWVY+cnkChX+6D4gOwwsxeeTz5wWiP/6JIGrS65W/FpaS8C/ftyVX04Dy+Ag==",</text:span></text:p>
      <text:p text:style-name="P11"><text:span text:style-name="T14"><text:s text:c="4"/>"result_xdr": "AAAAAAAAAGQAAAAAAAAAAQAAAAAAAAAAAAAAAAAAAAA=",</text:span></text:p>
      <text:p text:style-name="P11"><text:span text:style-name="T14"><text:s text:c="4"/>"result_meta_xdr": "AAAAAQAAAAIAAAADAAMXzAAAAAAAAAAA7+xJywHbgjI/9clNRtU9mveoie0WaKM8tQ/bdKpEKZ0AAAAAPCTaJAAAOcgAAABQAAAAAAAAAAAAAAAAAAAAAAEAAAAAAAAAAAAAAAAAAAAAAAABAAMXzAAAAAAAAAAA7+xJywHbgjI/9clNRtU9mveoie0WaKM8tQ/bdKpEKZ0AAAAAPCTaJAAAOcgAAABRAAAAAAAAAAAAAAAAAAAAAAEAAAAAAAAAAAAAAAAAAAAAAAABAAAAAwAAAAMAAxfMAAAAAAAAAAAQfdFrLDgzSIIugR73qs8U0ZiKbwBUclTTPh5thlbgnAFDSUWiHM3kAAAAZgAAABcAAAAAAAAAAAAAAAAAAAAAAQAAAAAAAAAAAAAAAAAAAAAAAAEAAxfMAAAAAAAAAAAQfdFrLDgzSIIugR73qs8U0ZiKbwBUclTTPh5thlbgnAFDSS5ZpeXkAAAAZgAAABcAAAAAAAAAAAAAAAAAAAAAAQAAAAAAAAAAAAAAAAAAAAAAAAAAAxfMAAAAAAAAAABQCAxbNJLe90hNRGCMBkKQC1iCvq4kR2N6G3JUB9J1BQAAABdIdugAAAMXzAAAAAAAAAAAAAAAAAAAAAAAAAAAAQAAAAAAAAAAAAAAAAAAAA=="</text:span></text:p>
      <text:p text:style-name="P11"><text:span text:style-name="T14"><text:s text:c="2"/>}</text:span></text:p>
      <text:p text:style-name="P11"><text:span text:style-name="T14">}</text:span></text:p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10">5. </text:span><text:span text:style-name="T5">withdraw</text:span></text:p>
      <text:p text:style-name="P14"/>
      <text:p text:style-name="P12"><text:span text:style-name="T3">Route</text:span><text:span text:style-name="T2"> - </text:span><text:span text:style-name="T7">http://172.16.21.21:3020/xlm/withdraw</text:span></text:p>
      <text:p text:style-name="P18"/>
      <text:p text:style-name="P14"/>
      <text:p text:style-name="P12"><text:span text:style-name="T3">method</text:span><text:span text:style-name="T2"> </text:span><text:span text:style-name="T10">– post </text:span></text:p>
      <text:p text:style-name="P14"><text:soft-page-break/></text:p>
      <text:p text:style-name="P12"><text:span text:style-name="T11">Request</text:span><text:span text:style-name="T10">- </text:span></text:p>
      <text:p text:style-name="P12"><text:span text:style-name="T17">{</text:span></text:p>
      <text:p text:style-name="P12"><text:span text:style-name="T17">"secret_address":"SBSEVPKI7ZV6SYZLSS7TJYT7NBQEUERV7SUVYO23DAUWHWRVZ3D7W3RX",</text:span></text:p>
      <text:p text:style-name="P12"><text:span text:style-name="T17"><text:s text:c="2"/>"from_address":"GBHKLFNJKJ3GFQJDRPOQEUD2SVVVH5JVYKRJCQH6W5247Q6JZENMPGXE",<text:tab/></text:span></text:p>
      <text:p text:style-name="P12"><text:span text:style-name="T17"><text:s/>"to_address":"GC6D44AEOO4XUE42XJBXUXJTOHMVBYHVNORMJG2P437IIOAQZ6A2NC2U",</text:span></text:p>
      <text:p text:style-name="P12"><text:span text:style-name="T17">"amount":"1.0000000",</text:span></text:p>
      <text:p text:style-name="P12"><text:span text:style-name="T17">"to_memo":"663093848"</text:span></text:p>
      <text:p text:style-name="P12"><text:span text:style-name="T17">}</text:span></text:p>
      <text:p text:style-name="P19"/>
      <text:p text:style-name="P19"/>
      <text:p text:style-name="P19"/>
      <text:p text:style-name="P19"/>
      <text:p text:style-name="P19"/>
      <text:p text:style-name="P14"/>
      <text:p text:style-name="P12"><text:span text:style-name="T3">Response</text:span><text:span text:style-name="T2"> </text:span><text:span text:style-name="T12">-</text:span><text:span text:style-name="T14">{</text:span></text:p>
      <text:p text:style-name="P12"><text:span text:style-name="T14"><text:s text:c="2"/>"code": 200,</text:span></text:p>
      <text:p text:style-name="P12"><text:span text:style-name="T14"><text:s text:c="2"/>"message": "Transaction Successfully",</text:span></text:p>
      <text:p text:style-name="P12"><text:span text:style-name="T14"><text:s text:c="2"/>"Hash": "6212ec076060336ed691153277b1901b1630ba960c388ccad4e88468919a3c70"</text:span></text:p>
      <text:p text:style-name="P12"><text:span text:style-name="T14">}</text:span></text:p>
      <text:p text:style-name="P20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77" meta:word-count="127" meta:character-count="3237" meta:non-whitespace-character-count="3036"/>
    <meta:generator>LibreOfficeDev/6.0.5.2$Linux_X86_64 LibreOffice_project/</meta:generator>
  </office:meta>
</office:document-meta>
</file>